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4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6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7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OL-1" style:family="table-column">
      <style:table-column-properties style:column-width="79.5pt" style:use-optimal-column-width="false"/>
    </style:style>
    <style:style style:name="ACOL-2" style:family="table-column">
      <style:table-column-properties style:column-width="52.5pt" style:use-optimal-column-width="false"/>
    </style:style>
    <style:style style:name="ACOL-3" style:family="table-column"/>
    <style:style style:name="AROW-1" style:family="table-row">
      <style:table-row-properties style:row-height="14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5"/>
        <table:table-column table:style-name="ACOL-0"/>
        <table:table-column table:style-name="ACOL-0"/>
        <table:table-column table:style-name="ACOL-0" table:number-columns-repeated="248"/>
        <table:table-row table:style-name="AROW-1">
          <table:table-cell table:style-name="Gnumeric-default"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Offset (POShorse - POSscout):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top view</text:p>
          </table:table-cell>
          <table:table-cell table:number-columns-repeated="2" table:style-name="Gnumeric-default"/>
          <table:table-cell table:style-name="ACE-3" office:value-type="string">
            <text:p>rot</text:p>
          </table:table-cell>
          <table:table-cell table:style-name="ACE-3" office:value-type="string">
            <text:p>cos</text:p>
          </table:table-cell>
          <table:table-cell table:style-name="ACE-3" office:value-type="string">
            <text:p>sin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-50">
            <text:p>−50</text:p>
          </table:table-cell>
          <table:table-cell table:style-name="Gnumeric-default" office:value-type="float" office:value="0">
            <text:p>0</text:p>
          </table:table-cell>
          <table:table-cell table:style-name="ACE-7" table:formula="of:=COS(RADIANS([.D4]))" office:value-type="float" office:value="1">
            <text:p>1.000</text:p>
          </table:table-cell>
          <table:table-cell table:style-name="ACE-7" table:formula="of:=SIN(RADIANS([.D4]))" office:value-type="float" office:value="0">
            <text:p>0.000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ACE-4" table:formula="of:=[.B$4]*[.$E5]-[.C$4]*[.$F5]" office:value-type="float" office:value="-176">
            <text:p>−176.0</text:p>
          </table:table-cell>
          <table:table-cell table:style-name="ACE-4" table:formula="of:=[.C$4]*[.$E5]+[.B$4]*[.$F5]" office:value-type="float" office:value="50.000000000000021">
            <text:p>50.0</text:p>
          </table:table-cell>
          <table:table-cell table:style-name="Gnumeric-default" office:value-type="float" office:value="180">
            <text:p>180</text:p>
          </table:table-cell>
          <table:table-cell table:style-name="ACE-7" table:formula="of:=COS(RADIANS([.D5]))" office:value-type="float" office:value="-1">
            <text:p>−1.000</text:p>
          </table:table-cell>
          <table:table-cell table:style-name="ACE-7" table:formula="of:=SIN(RADIANS([.D5]))" office:value-type="float" office:value="1.2246467991473532e-16">
            <text:p>0.000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4" table:formula="of:=[.B$4]*[.$E6]-[.C$4]*[.$F6]" office:value-type="float" office:value="159.80613254815975">
            <text:p>159.8</text:p>
          </table:table-cell>
          <table:table-cell table:style-name="ACE-4" table:formula="of:=[.C$4]*[.$E6]+[.B$4]*[.$F6]" office:value-type="float" office:value="89.095454429504969">
            <text:p>89.1</text:p>
          </table:table-cell>
          <table:table-cell table:style-name="Gnumeric-default" office:value-type="float" office:value="45">
            <text:p>45</text:p>
          </table:table-cell>
          <table:table-cell table:style-name="ACE-7" table:formula="of:=COS(RADIANS([.D6]))" office:value-type="float" office:value="0.70710678118654757">
            <text:p>0.707</text:p>
          </table:table-cell>
          <table:table-cell table:style-name="ACE-7" table:formula="of:=SIN(RADIANS([.D6]))" office:value-type="float" office:value="0.70710678118654746">
            <text:p>0.70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4" table:formula="of:=[.B$4]*[.$E7]-[.C$4]*[.$F7]" office:value-type="float" office:value="89.095454429504997">
            <text:p>89.1</text:p>
          </table:table-cell>
          <table:table-cell table:style-name="ACE-4" table:formula="of:=[.C$4]*[.$E7]+[.B$4]*[.$F7]" office:value-type="float" office:value="-159.80613254815972">
            <text:p>−159.8</text:p>
          </table:table-cell>
          <table:table-cell table:style-name="Gnumeric-default" office:value-type="float" office:value="-45">
            <text:p>−45</text:p>
          </table:table-cell>
          <table:table-cell table:style-name="ACE-7" table:formula="of:=COS(RADIANS([.D7]))" office:value-type="float" office:value="0.70710678118654757">
            <text:p>0.707</text:p>
          </table:table-cell>
          <table:table-cell table:style-name="ACE-7" table:formula="of:=SIN(RADIANS([.D7]))" office:value-type="float" office:value="-0.70710678118654746">
            <text:p>−0.70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4" table:formula="of:=[.B$4]*[.$E8]-[.C$4]*[.$F8]" office:value-type="float" office:value="-89.095454429504969">
            <text:p>−89.1</text:p>
          </table:table-cell>
          <table:table-cell table:style-name="ACE-4" table:formula="of:=[.C$4]*[.$E8]+[.B$4]*[.$F8]" office:value-type="float" office:value="159.80613254815975">
            <text:p>159.8</text:p>
          </table:table-cell>
          <table:table-cell table:style-name="Gnumeric-default" office:value-type="float" office:value="135">
            <text:p>135</text:p>
          </table:table-cell>
          <table:table-cell table:style-name="ACE-7" table:formula="of:=COS(RADIANS([.D8]))" office:value-type="float" office:value="-0.70710678118654746">
            <text:p>−0.707</text:p>
          </table:table-cell>
          <table:table-cell table:style-name="ACE-7" table:formula="of:=SIN(RADIANS([.D8]))" office:value-type="float" office:value="0.70710678118654757">
            <text:p>0.70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4" table:formula="of:=[.B$4]*[.$E9]-[.C$4]*[.$F9]" office:value-type="float" office:value="-159.80613254815972">
            <text:p>−159.8</text:p>
          </table:table-cell>
          <table:table-cell table:style-name="ACE-4" table:formula="of:=[.C$4]*[.$E9]+[.B$4]*[.$F9]" office:value-type="float" office:value="-89.095454429504997">
            <text:p>−89.1</text:p>
          </table:table-cell>
          <table:table-cell table:style-name="Gnumeric-default" office:value-type="float" office:value="-135">
            <text:p>−135</text:p>
          </table:table-cell>
          <table:table-cell table:style-name="ACE-7" table:formula="of:=COS(RADIANS([.D9]))" office:value-type="float" office:value="-0.70710678118654746">
            <text:p>−0.707</text:p>
          </table:table-cell>
          <table:table-cell table:style-name="ACE-7" table:formula="of:=SIN(RADIANS([.D9]))" office:value-type="float" office:value="-0.70710678118654757">
            <text:p>−0.707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3"/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image</text:p>
          </table:table-cell>
          <table:table-cell table:style-name="Gnumeric-default"/>
          <table:table-cell table:style-name="ACE-3" office:value-type="string">
            <text:p>(inverted)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Gnumeric-default" table:formula="of:=[.B4]" office:value-type="float" office:value="176">
            <text:p>176</text:p>
          </table:table-cell>
          <table:table-cell table:style-name="ACE-4" table:formula="of:=-[.C4]/SQRT(3)" office:value-type="float" office:value="28.867513459481291">
            <text:p>28.9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Gnumeric-default" table:formula="of:=[.B5]" office:value-type="float" office:value="-176">
            <text:p>−176</text:p>
          </table:table-cell>
          <table:table-cell table:style-name="ACE-4" table:formula="of:=-[.C5]/SQRT(3)" office:value-type="float" office:value="-28.867513459481302">
            <text:p>−28.9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4" table:formula="of:=[.B6]" office:value-type="float" office:value="159.80613254815975">
            <text:p>159.8</text:p>
          </table:table-cell>
          <table:table-cell table:style-name="ACE-4" table:formula="of:=-[.C6]/SQRT(3)" office:value-type="float" office:value="-51.439284598446733">
            <text:p>−51.4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4" table:formula="of:=[.B7]" office:value-type="float" office:value="89.095454429504997">
            <text:p>89.1</text:p>
          </table:table-cell>
          <table:table-cell table:style-name="ACE-4" table:formula="of:=-[.C7]/SQRT(3)" office:value-type="float" office:value="92.264113644833031">
            <text:p>92.3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4" table:formula="of:=[.B8]" office:value-type="float" office:value="-89.095454429504969">
            <text:p>−89.1</text:p>
          </table:table-cell>
          <table:table-cell table:style-name="ACE-4" table:formula="of:=-[.C8]/SQRT(3)" office:value-type="float" office:value="-92.26411364483306">
            <text:p>−92.3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4" table:formula="of:=[.B9]" office:value-type="float" office:value="-159.80613254815972">
            <text:p>−159.8</text:p>
          </table:table-cell>
          <table:table-cell table:style-name="ACE-4" table:formula="of:=-[.C9]/SQRT(3)" office:value-type="float" office:value="51.439284598446747">
            <text:p>51.4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Hotspot:</text:p>
          </table:table-cell>
          <table:table-cell table:number-columns-repeated="255" table:style-name="Gnumeric-default"/>
        </table:table-row>
        <table:table-row table:style-name="AROW-1">
          <table:table-cell table:style-name="ACE-1" office:value-type="string">
            <text:p>horse</text:p>
          </table:table-cell>
          <table:table-cell table:style-name="Gnumeric-default" office:value-type="float" office:value="189">
            <text:p>189</text:p>
          </table:table-cell>
          <table:table-cell table:style-name="Gnumeric-default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scout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ACE-1" office:value-type="string">
            <text:p>common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0">
            <text:p>400</text:p>
          </table:table-cell>
          <table:table-cell table:number-columns-repeated="253" table:style-name="Gnumeric-default"/>
        </table:table-row>
        <table:table-row table:style-name="AROW-1">
          <table:table-cell table:style-name="ACE-1"/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New hotspot</text:p>
          </table:table-cell>
          <table:table-cell table:number-columns-spanned="2" table:style-name="ACE-5" office:value-type="string">
            <text:p>horse</text:p>
          </table:table-cell>
          <table:table-cell table:style-name="ACE-5"/>
          <table:table-cell table:style-name="Gnumeric-default"/>
          <table:table-cell table:number-columns-spanned="2" table:style-name="ACE-5" office:value-type="string">
            <text:p>scout</text:p>
          </table:table-cell>
          <table:table-cell table:style-name="ACE-5"/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Gnumeric-default"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ACE-4" table:formula="of:=[.B$23]+[.B12]/2" office:value-type="float" office:value="488">
            <text:p>488.0</text:p>
          </table:table-cell>
          <table:table-cell table:style-name="ACE-4" table:formula="of:=[.C$23]+[.C12]/2" office:value-type="float" office:value="414.43375672974065">
            <text:p>414.4</text:p>
          </table:table-cell>
          <table:table-cell table:style-name="Gnumeric-default"/>
          <table:table-cell table:style-name="ACE-4" table:formula="of:=[.B$23]-[.B12]/2" office:value-type="float" office:value="312">
            <text:p>312.0</text:p>
          </table:table-cell>
          <table:table-cell table:style-name="ACE-4" table:formula="of:=[.C$23]-[.C12]/2" office:value-type="float" office:value="385.56624327025935">
            <text:p>385.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ACE-4" table:formula="of:=[.B$23]+[.B13]/2" office:value-type="float" office:value="312">
            <text:p>312.0</text:p>
          </table:table-cell>
          <table:table-cell table:style-name="ACE-4" table:formula="of:=[.C$23]+[.C13]/2" office:value-type="float" office:value="385.56624327025935">
            <text:p>385.6</text:p>
          </table:table-cell>
          <table:table-cell table:style-name="Gnumeric-default"/>
          <table:table-cell table:style-name="ACE-4" table:formula="of:=[.B$23]-[.B13]/2" office:value-type="float" office:value="488">
            <text:p>488.0</text:p>
          </table:table-cell>
          <table:table-cell table:style-name="ACE-4" table:formula="of:=[.C$23]-[.C13]/2" office:value-type="float" office:value="414.43375672974065">
            <text:p>414.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4" table:formula="of:=[.B$23]+[.B14]/2" office:value-type="float" office:value="479.90306627407989">
            <text:p>479.9</text:p>
          </table:table-cell>
          <table:table-cell table:style-name="ACE-4" table:formula="of:=[.C$23]+[.C14]/2" office:value-type="float" office:value="374.28035770077662">
            <text:p>374.3</text:p>
          </table:table-cell>
          <table:table-cell table:style-name="Gnumeric-default"/>
          <table:table-cell table:style-name="ACE-4" table:formula="of:=[.B$23]-[.B14]/2" office:value-type="float" office:value="320.09693372592011">
            <text:p>320.1</text:p>
          </table:table-cell>
          <table:table-cell table:style-name="ACE-4" table:formula="of:=[.C$23]-[.C14]/2" office:value-type="float" office:value="425.71964229922338">
            <text:p>425.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4" table:formula="of:=[.B$23]+[.B15]/2" office:value-type="float" office:value="444.54772721475251">
            <text:p>444.5</text:p>
          </table:table-cell>
          <table:table-cell table:style-name="ACE-4" table:formula="of:=[.C$23]+[.C15]/2" office:value-type="float" office:value="446.13205682241653">
            <text:p>446.1</text:p>
          </table:table-cell>
          <table:table-cell table:style-name="Gnumeric-default"/>
          <table:table-cell table:style-name="ACE-4" table:formula="of:=[.B$23]-[.B15]/2" office:value-type="float" office:value="355.45227278524749">
            <text:p>355.5</text:p>
          </table:table-cell>
          <table:table-cell table:style-name="ACE-4" table:formula="of:=[.C$23]-[.C15]/2" office:value-type="float" office:value="353.86794317758347">
            <text:p>353.9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4" table:formula="of:=[.B$23]+[.B16]/2" office:value-type="float" office:value="355.45227278524749">
            <text:p>355.5</text:p>
          </table:table-cell>
          <table:table-cell table:style-name="ACE-4" table:formula="of:=[.C$23]+[.C16]/2" office:value-type="float" office:value="353.86794317758347">
            <text:p>353.9</text:p>
          </table:table-cell>
          <table:table-cell table:style-name="Gnumeric-default"/>
          <table:table-cell table:style-name="ACE-4" table:formula="of:=[.B$23]-[.B16]/2" office:value-type="float" office:value="444.54772721475251">
            <text:p>444.5</text:p>
          </table:table-cell>
          <table:table-cell table:style-name="ACE-4" table:formula="of:=[.C$23]-[.C16]/2" office:value-type="float" office:value="446.13205682241653">
            <text:p>446.1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4" table:formula="of:=[.B$23]+[.B17]/2" office:value-type="float" office:value="320.09693372592017">
            <text:p>320.1</text:p>
          </table:table-cell>
          <table:table-cell table:style-name="ACE-4" table:formula="of:=[.C$23]+[.C17]/2" office:value-type="float" office:value="425.71964229922338">
            <text:p>425.7</text:p>
          </table:table-cell>
          <table:table-cell table:style-name="Gnumeric-default"/>
          <table:table-cell table:style-name="ACE-4" table:formula="of:=[.B$23]-[.B17]/2" office:value-type="float" office:value="479.90306627407983">
            <text:p>479.9</text:p>
          </table:table-cell>
          <table:table-cell table:style-name="ACE-4" table:formula="of:=[.C$23]-[.C17]/2" office:value-type="float" office:value="374.28035770077662">
            <text:p>374.3</text:p>
          </table:table-cell>
          <table:table-cell table:number-columns-repeated="250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number-rows-spanned="2" table:style-name="ACE-2" office:value-type="string">
            <text:p>Composite position</text:p>
          </table:table-cell>
          <table:table-cell table:number-columns-spanned="2" table:style-name="ACE-5" office:value-type="string">
            <text:p>horse</text:p>
          </table:table-cell>
          <table:table-cell table:style-name="ACE-5"/>
          <table:table-cell table:style-name="Gnumeric-default"/>
          <table:table-cell table:number-columns-spanned="2" table:style-name="ACE-5" office:value-type="string">
            <text:p>scout</text:p>
          </table:table-cell>
          <table:table-cell table:style-name="ACE-5"/>
          <table:table-cell table:style-name="Gnumeric-default"/>
          <table:table-cell table:number-rows-spanned="2" table:style-name="ACE-8" office:value-type="string">
            <text:p>draw order</text:p>
          </table:table-cell>
          <table:table-cell table:number-columns-repeated="248" table:style-name="Gnumeric-default"/>
        </table:table-row>
        <table:table-row table:style-name="AROW-1">
          <table:covered-table-cell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Gnumeric-default"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Gnumeric-default"/>
          <table:covered-table-cell/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ACE-6" table:formula="of:=[.B27]-[.B$20]" office:value-type="float" office:value="299">
            <text:p>299</text:p>
          </table:table-cell>
          <table:table-cell table:style-name="ACE-6" table:formula="of:=[.C27]-[.C$20]" office:value-type="float" office:value="108.43375672974065">
            <text:p>108</text:p>
          </table:table-cell>
          <table:table-cell table:style-name="ACE-6"/>
          <table:table-cell table:style-name="ACE-6" table:formula="of:=[.E27]-[.B$21]" office:value-type="float" office:value="164">
            <text:p>164</text:p>
          </table:table-cell>
          <table:table-cell table:style-name="ACE-6" table:formula="of:=[.F27]-[.C$21]" office:value-type="float" office:value="137.56624327025935">
            <text:p>138</text:p>
          </table:table-cell>
          <table:table-cell table:style-name="Gnumeric-default"/>
          <table:table-cell table:style-name="ACE-3" table:formula="of:=IF([.C12]&gt;0;&quot;S, H&quot;;&quot;H, S&quot;)" office:value-type="string" office:string-value="S, H">
            <text:p>S, H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ACE-6" table:formula="of:=[.B28]-[.B$20]" office:value-type="float" office:value="123">
            <text:p>123</text:p>
          </table:table-cell>
          <table:table-cell table:style-name="ACE-6" table:formula="of:=[.C28]-[.C$20]" office:value-type="float" office:value="79.566243270259349">
            <text:p>80</text:p>
          </table:table-cell>
          <table:table-cell table:style-name="ACE-6"/>
          <table:table-cell table:style-name="ACE-6" table:formula="of:=[.E28]-[.B$21]" office:value-type="float" office:value="340">
            <text:p>340</text:p>
          </table:table-cell>
          <table:table-cell table:style-name="ACE-6" table:formula="of:=[.F28]-[.C$21]" office:value-type="float" office:value="166.43375672974065">
            <text:p>166</text:p>
          </table:table-cell>
          <table:table-cell table:style-name="Gnumeric-default"/>
          <table:table-cell table:style-name="ACE-3" table:formula="of:=IF([.C13]&gt;0;&quot;S, H&quot;;&quot;H, S&quot;)" office:value-type="string" office:string-value="H, S">
            <text:p>H, S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6" table:formula="of:=[.B29]-[.B$20]" office:value-type="float" office:value="290.90306627407989">
            <text:p>291</text:p>
          </table:table-cell>
          <table:table-cell table:style-name="ACE-6" table:formula="of:=[.C29]-[.C$20]" office:value-type="float" office:value="68.280357700776619">
            <text:p>68</text:p>
          </table:table-cell>
          <table:table-cell table:style-name="ACE-6"/>
          <table:table-cell table:style-name="ACE-6" table:formula="of:=[.E29]-[.B$21]" office:value-type="float" office:value="172.09693372592011">
            <text:p>172</text:p>
          </table:table-cell>
          <table:table-cell table:style-name="ACE-6" table:formula="of:=[.F29]-[.C$21]" office:value-type="float" office:value="177.71964229922338">
            <text:p>178</text:p>
          </table:table-cell>
          <table:table-cell table:style-name="Gnumeric-default"/>
          <table:table-cell table:style-name="ACE-3" table:formula="of:=IF([.C14]&gt;0;&quot;S, H&quot;;&quot;H, S&quot;)" office:value-type="string" office:string-value="H, S">
            <text:p>H, S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6" table:formula="of:=[.B30]-[.B$20]" office:value-type="float" office:value="255.54772721475251">
            <text:p>256</text:p>
          </table:table-cell>
          <table:table-cell table:style-name="ACE-6" table:formula="of:=[.C30]-[.C$20]" office:value-type="float" office:value="140.13205682241653">
            <text:p>140</text:p>
          </table:table-cell>
          <table:table-cell table:style-name="ACE-6"/>
          <table:table-cell table:style-name="ACE-6" table:formula="of:=[.E30]-[.B$21]" office:value-type="float" office:value="207.45227278524749">
            <text:p>207</text:p>
          </table:table-cell>
          <table:table-cell table:style-name="ACE-6" table:formula="of:=[.F30]-[.C$21]" office:value-type="float" office:value="105.86794317758347">
            <text:p>106</text:p>
          </table:table-cell>
          <table:table-cell table:style-name="Gnumeric-default"/>
          <table:table-cell table:style-name="ACE-3" table:formula="of:=IF([.C15]&gt;0;&quot;S, H&quot;;&quot;H, S&quot;)" office:value-type="string" office:string-value="S, H">
            <text:p>S, H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6" table:formula="of:=[.B31]-[.B$20]" office:value-type="float" office:value="166.45227278524749">
            <text:p>166</text:p>
          </table:table-cell>
          <table:table-cell table:style-name="ACE-6" table:formula="of:=[.C31]-[.C$20]" office:value-type="float" office:value="47.86794317758347">
            <text:p>48</text:p>
          </table:table-cell>
          <table:table-cell table:style-name="ACE-6"/>
          <table:table-cell table:style-name="ACE-6" table:formula="of:=[.E31]-[.B$21]" office:value-type="float" office:value="296.54772721475251">
            <text:p>297</text:p>
          </table:table-cell>
          <table:table-cell table:style-name="ACE-6" table:formula="of:=[.F31]-[.C$21]" office:value-type="float" office:value="198.13205682241653">
            <text:p>198</text:p>
          </table:table-cell>
          <table:table-cell table:style-name="Gnumeric-default"/>
          <table:table-cell table:style-name="ACE-3" table:formula="of:=IF([.C16]&gt;0;&quot;S, H&quot;;&quot;H, S&quot;)" office:value-type="string" office:string-value="H, S">
            <text:p>H, S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6" table:formula="of:=[.B32]-[.B$20]" office:value-type="float" office:value="131.09693372592017">
            <text:p>131</text:p>
          </table:table-cell>
          <table:table-cell table:style-name="ACE-6" table:formula="of:=[.C32]-[.C$20]" office:value-type="float" office:value="119.71964229922338">
            <text:p>120</text:p>
          </table:table-cell>
          <table:table-cell table:style-name="ACE-6"/>
          <table:table-cell table:style-name="ACE-6" table:formula="of:=[.E32]-[.B$21]" office:value-type="float" office:value="331.90306627407983">
            <text:p>332</text:p>
          </table:table-cell>
          <table:table-cell table:style-name="ACE-6" table:formula="of:=[.F32]-[.C$21]" office:value-type="float" office:value="126.28035770077662">
            <text:p>126</text:p>
          </table:table-cell>
          <table:table-cell table:style-name="Gnumeric-default"/>
          <table:table-cell table:style-name="ACE-3" table:formula="of:=IF([.C17]&gt;0;&quot;S, H&quot;;&quot;H, S&quot;)" office:value-type="string" office:string-value="S, H">
            <text:p>S, H</text:p>
          </table:table-cell>
          <table:table-cell table:number-columns-repeated="248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04T19:28:59Z</dc:date>
    <meta:creation-date>2022-03-04T18:08:34Z</meta:creation-date>
    <meta:generator>gnumeric/1.12.44</meta:generator>
  </office:meta>
</office:document-meta>
</file>